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list-style-name="LFO1" style:family="paragraph"/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P17" style:parent-style-name="Normal" style:list-style-name="LFO1" style:family="paragraph"/>
    <style:style style:name="P18" style:parent-style-name="Normal" style:list-style-name="LFO1" style:family="paragraph"/>
    <style:style style:name="P19" style:parent-style-name="Normal" style:list-style-name="LFO1" style:family="paragraph"/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Normal" style:list-style-name="LFO1" style:family="paragraph"/>
    <style:style style:name="P22" style:parent-style-name="Normal" style:list-style-name="LFO1" style:family="paragraph"/>
    <style:style style:name="P23" style:parent-style-name="Normal" style:list-style-name="LFO1" style:family="paragraph"/>
    <style:style style:name="P24" style:parent-style-name="Normal" style:list-style-name="LFO1" style:family="paragraph"/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Normal" style:list-style-name="LFO1" style:family="paragraph"/>
    <style:style style:name="P27" style:parent-style-name="Normal" style:list-style-name="LFO1" style:family="paragraph"/>
    <style:style style:name="P28" style:parent-style-name="Normal" style:list-style-name="LFO1" style:family="paragraph"/>
    <style:style style:name="P29" style:parent-style-name="Normal" style:family="paragraph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P33" style:parent-style-name="Normal" style:list-style-name="LFO2" style:family="paragraph"/>
    <style:style style:name="P34" style:parent-style-name="Normal" style:list-style-name="LFO3" style:family="paragraph"/>
    <style:style style:name="P35" style:parent-style-name="Normal" style:list-style-name="LFO3" style:family="paragraph"/>
  </office:automatic-styles>
  <office:body>
    <office:text text:use-soft-page-breaks="true">
      <text:p text:style-name="P1">Parte 1 Opcional: Búsqueda Manual (Ramificación y Acotación)</text:p>
      <text:p text:style-name="Normal">Si quieres simular la búsqueda manual<text:s/><text:span text:style-name="T2">Arad -&gt; Bucharest</text:span>:</text:p>
      <text:list text:style-name="LFO1" text:continue-numbering="true">
        <text:list-item>
          <text:p text:style-name="P3"><text:span text:style-name="T4">Iteración 1:</text:span></text:p>
          <text:list text:continue-numbering="true">
            <text:list-item>
              <text:p text:style-name="P5">Nodo actual: Arad (0).</text:p>
            </text:list-item>
            <text:list-item>
              <text:p text:style-name="P6">Frontera: [(0, Arad)]</text:p>
            </text:list-item>
            <text:list-item>
              <text:p text:style-name="P7">Pop Arad. Hijos: Zerind(75), Timisoara(118), Sibiu(140).</text:p>
            </text:list-item>
            <text:list-item>
              <text:p text:style-name="P8">Frontera ordenada (Coste acumulado): [(75, Zerind), (118, Timisoara), (140, Sibiu)]</text:p>
            </text:list-item>
          </text:list>
        </text:list-item>
        <text:list-item>
          <text:p text:style-name="P9"><text:span text:style-name="T10">Iteración 2:</text:span></text:p>
          <text:list text:continue-numbering="true">
            <text:list-item>
              <text:p text:style-name="P11">Pop Zerind (75).</text:p>
            </text:list-item>
            <text:list-item>
              <text:p text:style-name="P12">Hijos: Oradea (75+71 = 146).</text:p>
            </text:list-item>
            <text:list-item>
              <text:p text:style-name="P13">Frontera: [(118, Timisoara), (140, Sibiu), (146, Oradea)]</text:p>
            </text:list-item>
          </text:list>
        </text:list-item>
        <text:list-item>
          <text:p text:style-name="P14"><text:span text:style-name="T15">Iteración 3:</text:span></text:p>
          <text:list text:continue-numbering="true">
            <text:list-item>
              <text:p text:style-name="P16">Pop Timisoara (118).</text:p>
            </text:list-item>
            <text:list-item>
              <text:p text:style-name="P17">Hijos: Lugoj (118+111 = 229).</text:p>
            </text:list-item>
            <text:list-item>
              <text:p text:style-name="P18">Frontera: [(140, Sibiu), (146, Oradea), (229, Lugoj)]</text:p>
            </text:list-item>
          </text:list>
        </text:list-item>
        <text:list-item>
          <text:p text:style-name="P19"><text:span text:style-name="T20">Iteración 4:</text:span></text:p>
          <text:list text:continue-numbering="true">
            <text:list-item>
              <text:p text:style-name="P21">Pop Sibiu (140).</text:p>
            </text:list-item>
            <text:list-item>
              <text:p text:style-name="P22">Hijos: Fagaras (140+99=239), Rimnicu (140+80=220).</text:p>
            </text:list-item>
            <text:list-item>
              <text:p text:style-name="P23">Frontera: [(146, Oradea), (220, Rimnicu), (229, Lugoj), (239, Fagaras)]</text:p>
            </text:list-item>
          </text:list>
        </text:list-item>
        <text:list-item>
          <text:p text:style-name="P24"><text:span text:style-name="T25">Iteración 5:</text:span></text:p>
          <text:list text:continue-numbering="true">
            <text:list-item>
              <text:p text:style-name="P26">Pop Oradea (146).</text:p>
            </text:list-item>
            <text:list-item>
              <text:p text:style-name="P27">Hijos: Sibiu (146+151=297) -&gt; Coste peor que el Sibiu ya visitado, se descarta si hay control de cerrados estricto, o se añade si no.</text:p>
            </text:list-item>
            <text:list-item>
              <text:p text:style-name="P28">Frontera: [(220, Rimnicu), (229, Lugoj), (239, Fagaras), ...]</text:p>
            </text:list-item>
          </text:list>
        </text:list-item>
      </text:list>
      <text:p text:style-name="P29">Parte 2 Opcional: Heurística que sobreestima</text:p>
      <text:p text:style-name="Normal">Si usamos una heurística que<text:s/><text:span text:style-name="T30">sobreestima</text:span><text:s/>el coste real ($h(n) &gt; h^*(n)$), el algoritmo A* pierde la propiedad de<text:s/><text:span text:style-name="T31">admisibilidad</text:span>, y por lo tanto, no garantiza encontrar el camino óptimo.</text:p>
      <text:p text:style-name="Normal">Ejemplo teórico:</text:p>
      <text:p text:style-name="Normal">Imagina ir de A a B.</text:p>
      <text:list text:style-name="LFO2" text:continue-numbering="true">
        <text:list-item>
          <text:p text:style-name="P32">Camino 1: A -&gt; C -&gt; B (Coste real 10).</text:p>
        </text:list-item>
        <text:list-item>
          <text:p text:style-name="P33">Camino 2: A -&gt; D -&gt; B (Coste real 20).</text:p>
        </text:list-item>
      </text:list>
      <text:soft-page-break/>
      <text:p text:style-name="Normal">Si estamos en A:</text:p>
      <text:list text:style-name="LFO3" text:continue-numbering="true">
        <text:list-item>
          <text:p text:style-name="P34">$g(C) = 5$, $h(C) = 20$ (Sobreestimación brutal). $f(C) = 25$.</text:p>
        </text:list-item>
        <text:list-item>
          <text:p text:style-name="P35">$g(D) = 5$, $h(D) = 10$ (Estimación razonable). $f(D) = 15$.</text:p>
        </text:list-item>
      </text:list>
      <text:p text:style-name="Normal">El algoritmo elegirá expandir D primero porque tiene una $f$ menor (15 vs 25), llegando a B por el camino 2 con coste total 20. Nunca exploró C porque su heurística le hizo creer que era un camino muy malo, perdiendo así el camino óptimo de coste 10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ylan A. Castrillón Suárez</meta:initial-creator>
    <dc:creator>Borja Cabrera Yánez</dc:creator>
    <meta:creation-date>2025-12-23T18:27:00Z</meta:creation-date>
    <dc:date>2025-12-23T18:27:00Z</dc:date>
    <meta:template xlink:href="Normal" xlink:type="simple"/>
    <meta:editing-cycles>2</meta:editing-cycles>
    <meta:editing-duration>PT60S</meta:editing-duration>
    <meta:document-statistic meta:page-count="2" meta:paragraph-count="3" meta:word-count="257" meta:character-count="1668" meta:row-count="11" meta:non-whitespace-character-count="1414"/>
  </office:meta>
</office:document-meta>
</file>